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portWriter.outputMetadataArtifact( PrintWriter out , IvyNode d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ReportWriter.ouputRevision( ConfigurationResolveReport report , PrintWriter out , List dependencies , IvyNode dep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XmlReportWriter.output( ConfigurationResolveReport report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Writer.outputCallers( ConfigurationResolveReport report , PrintWriter out , IvyNode d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ReportWriter.outputEvictionInformation( ConfigurationResolveReport report , PrintWriter out , IvyNode d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portWriter.output( ConfigurationResolveReport report , String [ ] confs , OutputStream 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ReportWriter.toString( String [ ] s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ReportWriter.outputArtifacts( ConfigurationResolveReport report , PrintWriter out , IvyNode de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